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MFG/sheet_edit.py" manifest:media-type=""/>
  <manifest:file-entry manifest:full-path="Scripts/python/MFG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 style:data-style-name="N100"/>
    <style:style style:name="ce5" style:family="table-cell" style:parent-style-name="Default" style:data-style-name="N3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1" table:number-columns-repeated="2" table:default-cell-style-name="ce4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Wed May <text:s/>3 10:35:13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4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05-04T12:49:30.260900657</dc:date>
    <meta:editing-duration>P3DT11H21M18S</meta:editing-duration>
    <meta:editing-cycles>82</meta:editing-cycles>
    <meta:generator>LibreOffice/7.5.2.2$Linux_X86_64 LibreOffice_project/50$Build-2</meta:generator>
    <meta:document-statistic meta:table-count="10" meta:cell-count="1061" meta:object-count="1"/>
  </office:meta>
</office:document-meta>
</file>